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</office:font-face-decls>
  <office:automatic-styles>
    <style:style style:name="P1" style:family="paragraph" style:parent-style-name="Standard">
      <style:text-properties officeooo:rsid="0004b15d" officeooo:paragraph-rsid="0004b15d"/>
    </style:style>
    <style:style style:name="P2" style:family="paragraph" style:parent-style-name="Standard">
      <style:text-properties officeooo:rsid="0004b15d" officeooo:paragraph-rsid="0004bf28"/>
    </style:style>
    <style:style style:name="P3" style:family="paragraph" style:parent-style-name="Standard">
      <style:text-properties officeooo:rsid="0004b15d" officeooo:paragraph-rsid="000d4ca2"/>
    </style:style>
    <style:style style:name="P4" style:family="paragraph" style:parent-style-name="Standard">
      <style:text-properties officeooo:rsid="0004bf28" officeooo:paragraph-rsid="0004bf28"/>
    </style:style>
    <style:style style:name="P5" style:family="paragraph" style:parent-style-name="Standard">
      <style:text-properties officeooo:rsid="0004bf28" officeooo:paragraph-rsid="000d4ca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f1419" loext:opacity="100%" style:font-name="TwitterChirp" fo:font-size="15pt" fo:letter-spacing="normal" fo:font-style="normal" fo:font-weight="normal" loext:padding="0cm" loext:border="none"/>
    </style:style>
    <style:style style:name="P7" style:family="paragraph" style:parent-style-name="Standard">
      <style:text-properties fo:font-variant="normal" fo:text-transform="none" fo:color="#0f1419" loext:opacity="100%" style:font-name="TwitterChirp" fo:font-size="15pt" fo:letter-spacing="normal" fo:font-style="normal" fo:font-weight="normal" officeooo:rsid="000e75fe" officeooo:paragraph-rsid="000d4ca2" loext:padding="0cm" loext:border="none"/>
    </style:style>
    <style:style style:name="P8" style:family="paragraph" style:parent-style-name="Standard">
      <style:text-properties fo:font-variant="normal" fo:text-transform="none" fo:color="#0f1419" loext:opacity="100%" style:font-name="TwitterChirp" fo:font-size="15pt" fo:letter-spacing="normal" fo:font-style="normal" fo:font-weight="normal" officeooo:rsid="000e75fe" officeooo:paragraph-rsid="000efe38" loext:padding="0cm" loext:border="none"/>
    </style:style>
    <style:style style:name="T1" style:family="text">
      <style:text-properties officeooo:rsid="0004bf28"/>
    </style:style>
    <style:style style:name="T2" style:family="text">
      <style:text-properties officeooo:rsid="0009423a"/>
    </style:style>
    <style:style style:name="T3" style:family="text">
      <style:text-properties officeooo:rsid="000c9d45"/>
    </style:style>
    <style:style style:name="T4" style:family="text">
      <style:text-properties officeooo:rsid="000d4ca2"/>
    </style:style>
    <style:style style:name="T5" style:family="text">
      <style:text-properties fo:color="#1d9bf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In</text:p>
      <text:p text:style-name="P1"/>
      <text:p text:style-name="P1">The R Project for Statistical Computing – engelsk</text:p>
      <text:p text:style-name="P1"/>
      <text:p text:style-name="P8">BRIDGING A GAP WITH THE CARACAS PACKAGE</text:p>
      <text:p text:style-name="P2"><text:span text:style-name="T1">T</text:span>he caracas package enabl<text:span text:style-name="T1">es </text:span>the R user with symbolic mathematics within R. <text:span text:style-name="T3">[</text:span>Søren Højsgaard<text:span text:style-name="T3">]</text:span> and I have written a paper (preprint <text:span text:style-name="T1">at </text:span><text:a xlink:type="simple" xlink:href="https://arxiv.org/abs/2301.13777" text:style-name="Internet_20_link" text:visited-style-name="Visited_20_Internet_20_Link"><text:span text:style-name="T1">https://arxiv.org/abs/2301.13777</text:span></text:a>) <text:span text:style-name="T1">demonstrating this in several examples. We also show how the package can help in </text:span>creation of scientific reports and teaching <text:span text:style-name="T1">material with mathematical content.</text:span></text:p>
      <text:p text:style-name="P2"/>
      <text:p text:style-name="P4"><text:span text:style-name="T2">Feedback is welcome.</text:span></text:p>
      <text:p text:style-name="P4"/>
      <text:p text:style-name="P4">Github repo: <text:a xlink:type="simple" xlink:href="https://github.com/r-cas/caracas" text:style-name="Internet_20_link" text:visited-style-name="Visited_20_Internet_20_Link">https://github.com/r-cas/caracas</text:a></text:p>
      <text:p text:style-name="P4">CRAN: <text:a xlink:type="simple" xlink:href="https://cran.r-project.org/package=caracas" text:style-name="Internet_20_link" text:visited-style-name="Visited_20_Internet_20_Link">https://cran.r-project.org/package=caracas</text:a> </text:p>
      <text:p text:style-name="P4">arXiv preprint: <text:a xlink:type="simple" xlink:href="https://arxiv.org/abs/2301.13777" text:style-name="Internet_20_link" text:visited-style-name="Visited_20_Internet_20_Link">https://arxiv.org/abs/2301.13777</text:a></text:p>
      <text:p text:style-name="P4"/>
      <text:p text:style-name="P4">#rstats #teaching #datascience #statistics</text:p>
      <text:p text:style-name="P4"/>
      <text:p text:style-name="P1"/>
      <text:p text:style-name="P1"/>
      <text:p text:style-name="P1">På sin egen væg – dansk</text:p>
      <text:p text:style-name="P1"/>
      <text:p text:style-name="P1"/>
      <text:p text:style-name="P1"/>
      <text:p text:style-name="P1"/>
      <text:p text:style-name="P1">Twitter – engelsk</text:p>
      <text:p text:style-name="P7">BRIDGING A GAP WITH THE CARACAS PACKAGE</text:p>
      <text:p text:style-name="P6">New paper (<text:span text:style-name="T5">https://arxiv.org/abs/2301.13777</text:span>) w/ <text:span text:style-name="T5">@SorenHojsgaard</text:span>. We show how to do symbolic math in R and how to create scientific reports and teaching material with mathematical content.</text:p>
      <text:p text:style-name="P6"><text:span text:style-name="T5">#rstats</text:span> <text:span text:style-name="T5">#teaching</text:span> <text:span text:style-name="T5">#datascience</text:span> <text:span text:style-name="T5">#statistics</text:span></text:p>
      <text:p text:style-name="P5"/>
      <text:p text:style-name="P5">Github repo: <text:a xlink:type="simple" xlink:href="https://github.com/r-cas/caracas" text:style-name="Internet_20_link" text:visited-style-name="Visited_20_Internet_20_Link">https://github.com/r-cas/caracas</text:a></text:p>
      <text:p text:style-name="P5">CRAN: <text:a xlink:type="simple" xlink:href="https://cran.r-project.org/package=caracas" text:style-name="Internet_20_link" text:visited-style-name="Visited_20_Internet_20_Link">https://cran.r-project.org/package=caracas</text:a> </text:p>
      <text:p text:style-name="P5">arXiv preprint: <text:a xlink:type="simple" xlink:href="https://arxiv.org/abs/2301.13777" text:style-name="Internet_20_link" text:visited-style-name="Visited_20_Internet_20_Link">https://arxiv.org/abs/2301.13777</text:a></text:p>
      <text:p text:style-name="P1"/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witterChirp" svg:font-family="TwitterChirp, apple-system, BlinkMacSystemFont, 'Segoe UI', 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kel Meyer Andersen</meta:initial-creator>
    <meta:creation-date>2023-02-13T14:05:01.209145104</meta:creation-date>
    <dc:date>2023-02-13T14:56:24.164887138</dc:date>
    <dc:creator>Mikkel Meyer Andersen</dc:creator>
    <meta:editing-duration>PT15M5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29" meta:character-count="1077" meta:non-whitespace-character-count="960"/>
  </office:meta>
</office:document-meta>
</file>